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sonn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Personne</text:p>
          </table:table-cell>
          <table:table-cell office:value-type="string" calcext:value-type="string">
            <text:p>nomPerson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 Zomb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l Gibs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Le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avier Dol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colas Winding Ref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istopher Nol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s freres Wachowsk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ristopher Nol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even Spielber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pert Sander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vid S. Goy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exander Wit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Luca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e Johnst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ger Aller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nck Darab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m Burt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ercy Adl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az Yak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erre More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nklin J.Schaffn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mes Camer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ony Kay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 Zemeck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scal Elbé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livier St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bert Zemeck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even Lisberg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hn Badha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rth Jenning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idley Scot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idley Scot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John MCTRierm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tja Von Garni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an DeBlo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ke Newel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yao Miyazak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chard Curt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moru Hosod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tin Scorse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ter Jackso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aniel Radcliff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cott Derrickson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Joe Russ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uillermo del Toro Gómez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com McDowel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drew Garfiel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eanu Reev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ne Dorv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yan Gosli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uentin Dherre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eanu Reev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onardo Dicapri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ye Sherida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carlett Johansso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esley Snip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lla Jovovic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wan McGrego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bin William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imba (adulte : Matthew Broderick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om Hank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hnny Dee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rianne Sägebrech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nzel Washingto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am Nees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arlton Hest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m Worthingt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dward Nort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om Hank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incent ELBAZ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oseph GORDON-LEVIT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oseph Gordon-Levit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eff Bridge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TTHEW BRODERICK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tin Freema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isson For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igourney Weav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nold Schwarzenegg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nna Höppn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onald Reignoux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Jake Gyllenha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umi Hiirag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 Sturrid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tsuki Tanimur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eonardo DIcapri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lijah Woo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upert Grin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enedict Cumberbat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sh Broli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arles Matthew Hunn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aeg Faerch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m Worthingto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ichael Nyqvist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ntoine-Olivier Pil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rey Mulliga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tthew McConaughey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aurence Fishbur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rion Cotillar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livia Coo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ilou Asbæ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ris Kristoffers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ienna Guillor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ayden Christens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onnie Hun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ufasa (James Earl Jones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ichael Clarke Dunca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hristina Ricc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CH Pounde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ill Patt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amke Jansse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oddy McDowa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igourney Weave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dward Furlon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obin Wrigh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ulie GAYET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hailene WOOdle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en Kingsley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ruce Boxleitne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abney Colma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Yasiin Be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utger Hau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om Skerrit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rl Weather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etlev Bu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lorine Orpheli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emma Arterto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Miyu Irin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hilippe Seymour Hoffma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unko Fuji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rk Ruffal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ean Asti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mma Wats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hiwetel Umeadi Ejiof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obert John Downey Junio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Yuriko Kikuch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7:00:15.991996804</meta:creation-date>
    <dc:date>2018-12-03T17:00:35.062692909</dc:date>
    <meta:editing-duration>PT19S</meta:editing-duration>
    <meta:editing-cycles>1</meta:editing-cycles>
    <meta:document-statistic meta:table-count="1" meta:cell-count="272" meta:object-count="0"/>
    <meta:generator>LibreOffice/6.0.6.2$Linux_X86_64 LibreOffice_project/00m0$Build-2</meta:generator>
  </office:meta>
</office:document-meta>
</file>